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F4000001D139E3498FD20CCD51.png" manifest:media-type="image/png"/>
  <manifest:file-entry manifest:full-path="Pictures/10000201000004F6000001F7D21BF03F3FBB9D54.png" manifest:media-type="image/png"/>
  <manifest:file-entry manifest:full-path="Pictures/10000201000004B20000018D96A4BD737543BDF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el" svg:font-family="Arie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d48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f2565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20pt" fo:letter-spacing="normal" fo:font-style="normal" style:text-underline-style="none" fo:font-weight="bold" officeooo:paragraph-rsid="0012d484" fo:background-color="#ffff99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Condensed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Condensed" fo:font-size="15pt" fo:letter-spacing="normal" fo:font-style="normal" style:text-underline-style="none" fo:font-weight="normal" officeooo:paragraph-rsid="0015a4b4" style:font-size-asian="15pt" style:font-weight-asian="normal" style:font-size-complex="15pt" style:font-weight-complex="normal"/>
    </style:style>
    <style:style style:name="P7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Condensed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 Condensed" fo:font-size="15pt" fo:letter-spacing="normal" fo:font-style="normal" style:text-underline-style="none" fo:font-weight="normal" officeooo:paragraph-rsid="0015a4b4" style:font-size-asian="15pt" style:font-weight-asian="normal" style:font-size-complex="15pt" style:font-weight-complex="normal"/>
    </style:style>
    <style:style style:name="P9" style:family="paragraph" style:parent-style-name="Text_20_body">
      <style:text-properties officeooo:paragraph-rsid="0011159d"/>
    </style:style>
    <style:style style:name="P10" style:family="paragraph" style:parent-style-name="Text_20_body">
      <style:text-properties fo:color="#000000" style:font-name="Ubuntu Condensed" fo:font-size="15pt" fo:font-weight="normal" style:font-size-asian="15pt" style:font-weight-asian="normal" style:font-size-complex="15pt" style:font-weight-complex="normal"/>
    </style:style>
    <style:style style:name="P11" style:family="paragraph" style:parent-style-name="Text_20_body">
      <style:text-properties fo:color="#000000" style:font-name="Ubuntu Condensed" fo:font-size="15pt" fo:font-weight="normal" officeooo:paragraph-rsid="0011159d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paragraph-rsid="0012d484"/>
    </style:style>
    <style:style style:name="P13" style:family="paragraph" style:parent-style-name="Text_20_body">
      <style:text-properties fo:font-variant="normal" fo:text-transform="none" fo:color="#000000" style:font-name="Ubuntu Condensed" fo:font-size="15pt" fo:letter-spacing="normal" fo:font-style="normal" fo:font-weight="normal" style:font-size-asian="15pt" style:font-weight-asian="normal" style:font-size-complex="15pt" style:font-weight-complex="normal"/>
    </style:style>
    <style:style style:name="P14" style:family="paragraph" style:parent-style-name="Text_20_body">
      <style:text-properties fo:font-variant="normal" fo:text-transform="none" fo:color="#000000" style:font-name="Ubuntu Condensed" fo:font-size="15pt" fo:letter-spacing="normal" fo:font-style="normal" fo:font-weight="normal" officeooo:paragraph-rsid="0012d484" style:font-size-asian="15pt" style:font-weight-asian="normal" style:font-size-complex="15pt" style:font-weight-complex="normal"/>
    </style:style>
    <style:style style:name="P15" style:family="paragraph" style:parent-style-name="Text_20_body">
      <style:text-properties fo:font-variant="normal" fo:text-transform="none" fo:color="#000000" style:font-name="Ubuntu Condensed" fo:font-size="16pt" fo:letter-spacing="normal" fo:font-style="normal" fo:font-weight="bold" officeooo:rsid="0011159d" style:font-size-asian="16pt" style:font-weight-asian="bold" style:font-size-complex="16pt" style:font-weight-complex="bold"/>
    </style:style>
    <style:style style:name="P16" style:family="paragraph" style:parent-style-name="Text_20_body">
      <style:text-properties fo:font-variant="normal" fo:text-transform="none" fo:color="#000000" style:font-name="Ubuntu Condensed" fo:font-size="16pt" fo:letter-spacing="normal" fo:font-style="normal" fo:font-weight="bold" officeooo:rsid="0011159d" fo:background-color="#ffff99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Ariel" fo:font-size="14pt" style:font-size-asian="14pt" style:font-size-complex="14pt"/>
    </style:style>
    <style:style style:name="P18" style:family="paragraph" style:parent-style-name="Title_20_and_20_Content_7e_LT_7e_Titel">
      <style:text-properties officeooo:paragraph-rsid="0012d484"/>
    </style:style>
    <style:style style:name="P19" style:family="paragraph" style:parent-style-name="Default">
      <style:text-properties fo:color="#000000" style:font-name="Arial" fo:font-size="14pt" fo:letter-spacing="normal" officeooo:paragraph-rsid="0012d484" style:font-size-asian="14pt" style:font-size-complex="14pt"/>
    </style:style>
    <style:style style:name="P20" style:family="paragraph" style:parent-style-name="Heading_20_2">
      <style:text-properties fo:font-variant="normal" fo:text-transform="none" fo:color="#000000" style:font-name="Ubuntu Condensed" fo:font-size="15pt" fo:letter-spacing="normal" fo:font-style="normal" style:text-underline-style="none" fo:font-weight="normal" officeooo:rsid="0011159d" style:font-size-asian="15pt" style:font-weight-asian="normal" style:font-size-complex="15pt" style:font-weight-complex="normal"/>
    </style:style>
    <style:style style:name="P21" style:family="paragraph" style:parent-style-name="Heading_20_2">
      <style:text-properties officeooo:paragraph-rsid="0012d484"/>
    </style:style>
    <style:style style:name="P22" style:family="paragraph" style:parent-style-name="Text_20_body" style:list-style-name="L1">
      <style:text-properties fo:font-variant="normal" fo:text-transform="none" fo:color="#000000" style:font-name="Ubuntu Condensed" fo:font-size="15pt" fo:letter-spacing="normal" fo:font-style="normal" fo:font-weight="normal" officeooo:rsid="0011159d" officeooo:paragraph-rsid="0012d484" style:font-size-asian="15pt" style:font-weight-asian="normal" style:font-size-complex="15pt" style:font-weight-complex="normal"/>
    </style:style>
    <style:style style:name="P23" style:family="paragraph" style:parent-style-name="Text_20_body" style:list-style-name="L2">
      <style:text-properties officeooo:paragraph-rsid="0012d484"/>
    </style:style>
    <style:style style:name="P24" style:family="paragraph" style:parent-style-name="Text_20_body" style:list-style-name="L3">
      <style:text-properties officeooo:paragraph-rsid="0012d484"/>
    </style:style>
    <style:style style:name="P25" style:family="paragraph">
      <loext:graphic-properties draw:fill="bitmap" draw:fill-color="#729fcf" draw:fill-image-name="msFillBitmap_20_46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bitmap" draw:fill-color="#729fcf" draw:fill-image-name="msFillBitmap_20_48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bitmap" draw:fill-color="#ffcc00" draw:fill-image-name="msFillBitmap_20_49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officeooo:rsid="0011159d" style:text-blinking="false" fo:background-color="#ffffff" loext:char-shading-value="0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style:text-underline-style="none"/>
    </style:style>
    <style:style style:name="T5" style:family="text">
      <style:text-properties fo:font-variant="normal" fo:text-transform="none" fo:color="#000000" style:text-line-through-style="none" style:text-line-through-type="none" style:font-name="Ubuntu Condensed" fo:font-size="15pt" fo:letter-spacing="normal" fo:font-style="normal" style:text-underline-style="none" fo:font-weight="normal" style:text-blinking="false" fo:background-color="#ffffff" loext:char-shading-value="0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Ubuntu Condensed" fo:font-size="15pt" fo:letter-spacing="normal" fo:font-style="normal" style:text-underline-style="none" fo:font-weight="normal" officeooo:rsid="000f2565" style:text-blinking="false" fo:background-color="#ffffff" loext:char-shading-value="0" style:font-size-asian="15pt" style:font-weight-asian="normal" style:font-size-complex="15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Ubuntu Condensed" fo:font-size="15pt" fo:letter-spacing="normal" fo:font-style="normal" style:text-underline-style="none" fo:font-weight="normal" officeooo:rsid="0012d484" style:text-blinking="false" fo:background-color="#ffffff" loext:char-shading-value="0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fo:background-color="#ffff99" loext:char-shading-value="0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style:font-name="Ubuntu Condensed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fo:color="#000000" style:font-name="Ubuntu Condensed" fo:font-size="15pt" fo:letter-spacing="normal" fo:font-style="normal" style:text-underline-style="none" fo:font-weight="normal" officeooo:rsid="0012d484" style:font-size-asian="15pt" style:font-weight-asian="normal" style:font-size-complex="15pt" style:font-weight-complex="normal"/>
    </style:style>
    <style:style style:name="T12" style:family="text">
      <style:text-properties fo:font-variant="normal" fo:text-transform="none" fo:color="#000000" style:font-name="Ubuntu Condensed" fo:font-size="15pt" fo:letter-spacing="normal" fo:font-style="normal" style:text-underline-style="none" fo:font-weight="normal" fo:background-color="#ffffff" loext:char-shading-value="0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fo:color="#000000" style:font-name="Ubuntu Condensed" fo:font-size="15pt" fo:letter-spacing="normal" fo:font-style="normal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000000" style:font-name="Ubuntu Condensed" fo:font-size="15pt" fo:letter-spacing="normal" fo:font-style="normal" fo:font-weight="normal" officeooo:rsid="000f2565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000000" style:font-name="Ubuntu Condensed" fo:font-size="15pt" fo:letter-spacing="normal" fo:font-style="normal" fo:font-weight="normal" officeooo:rsid="0011159d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000000" style:font-name="Ubuntu Condensed" fo:font-size="16pt" fo:letter-spacing="normal" fo:font-style="normal" style:text-underline-style="none" fo:font-weight="normal" officeooo:rsid="0012d484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style:font-name="Ubuntu Condensed" fo:font-size="16pt" fo:letter-spacing="normal" fo:font-style="normal" style:text-underline-style="none" officeooo:rsid="0012d484" style:font-size-asian="16pt" style:font-size-complex="16pt"/>
    </style:style>
    <style:style style:name="T18" style:family="text">
      <style:text-properties fo:font-variant="normal" fo:text-transform="none" fo:color="#000000" style:font-name="Ubuntu Condensed" fo:font-size="16pt" fo:letter-spacing="normal" fo:font-style="normal" style:text-underline-style="none" fo:font-weight="bold" officeooo:rsid="0012d484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style:font-name="Ariel" fo:font-size="14pt" fo:letter-spacing="normal" fo:font-style="normal" style:text-underline-style="none" fo:font-weight="normal" officeooo:rsid="0012d484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font-name="Arial1" fo:font-size="32pt" fo:letter-spacing="-0.002cm" fo:font-style="normal" style:text-underline-style="none" fo:font-weight="normal" officeooo:rsid="0012d484" style:font-size-asian="32pt" style:font-weight-asian="normal" style:font-size-complex="15pt" style:font-weight-complex="normal"/>
    </style:style>
    <style:style style:name="T21" style:family="text">
      <style:text-properties officeooo:rsid="0015a4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46" style:repeat="stretch" draw:textarea-horizontal-align="justify" draw:textarea-vertical-align="top" draw:auto-grow-height="false" draw:fit-to-size="false" fo:min-height="6.558cm" fo:min-width="17.253cm" fo:padding-top="0cm" fo:padding-bottom="0cm" fo:padding-left="0cm" fo:padding-right="0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48" style:repeat="stretch" draw:textarea-horizontal-align="justify" draw:textarea-vertical-align="top" draw:auto-grow-height="false" draw:fit-to-size="false" fo:min-height="7.373cm" fo:min-width="16.6cm" fo:padding-top="0cm" fo:padding-bottom="0cm" fo:padding-left="0cm" fo:padding-right="0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ffcc00" draw:fill-image-name="msFillBitmap_20_49" style:repeat="stretch" draw:textarea-horizontal-align="justify" draw:textarea-vertical-align="top" draw:auto-grow-height="false" draw:fit-to-size="false" fo:min-height="9.031cm" fo:min-width="17.535cm" fo:padding-top="0cm" fo:padding-bottom="0cm" fo:padding-left="0cm" fo:padding-right="0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uid</text:p>
      <text:p text:style-name="P5"/>
      <text:p text:style-name="P7"><text:span text:style-name="Strong_20_Emphasis"/></text:p>
      <text:p text:style-name="P2"><text:span text:style-name="T10">Druid is a </text:span><text:a xlink:type="simple" xlink:href="https://en.wikipedia.org/wiki/Column-oriented_DBMS" text:style-name="Internet_20_link" text:visited-style-name="Visited_20_Internet_20_Link"><text:span text:style-name="T12">column-oriented,</text:span></text:a><text:a xlink:type="simple" xlink:href="https://en.wikipedia.org/wiki/Open-source" text:style-name="Internet_20_link" text:visited-style-name="Visited_20_Internet_20_Link"><text:span text:style-name="T5">open-source</text:span></text:a><text:span text:style-name="T10">, </text:span><text:a xlink:type="simple" xlink:href="https://en.wikipedia.org/wiki/Distributed_database" text:style-name="Internet_20_link" text:visited-style-name="Visited_20_Internet_20_Link"><text:span text:style-name="T5">distribute</text:span></text:a><text:span text:style-name="T7">d</text:span><text:span text:style-name="T5"> </text:span><text:span text:style-name="T7">data store</text:span><text:span text:style-name="T5"> </text:span><text:span text:style-name="T10">written in </text:span><text:a xlink:type="simple" xlink:href="https://en.wikipedia.org/wiki/Java_(programming_language)" text:style-name="Internet_20_link" text:visited-style-name="Visited_20_Internet_20_Link"><text:span text:style-name="T5">Java</text:span></text:a><text:span text:style-name="T10">.</text:span><text:span text:style-name="T13"> Druid is designed to quickly ingest massive quantities of event data, and provide low-latency queries on top of the data</text:span></text:p>
      <text:p text:style-name="P2"><text:span text:style-name="T13">Druid is an open source data store designed for </text:span><text:span text:style-name="T6">OLAP q</text:span><text:span text:style-name="T13">ueries on event data. This page is meant to provide readers with a high level overview of how Druid stores data, and the architecture of a Druid cluster. If you are acquainted with OLAP terminology, the following concepts should be familiar. </text:span><text:span text:style-name="Strong_20_Emphasis"><text:span text:style-name="T13">Timestamp column, Dimension columns, Metric columns Druid shards are calle</text:span></text:span><text:span text:style-name="Strong_20_Emphasis"><text:span text:style-name="T14">d segments </text:span></text:span><text:span text:style-name="Strong_20_Emphasis"><text:span text:style-name="T13">and Druid always first shards data by time. In our compacted data set, we can create two segments, one for each hour of data.</text:span></text:span></text:p>
      <text:p text:style-name="P2"><text:span text:style-name="Strong_20_Emphasis"><text:span text:style-name="T13"/></text:span></text:p>
      <text:p text:style-name="P8">Druid, Part Deux: Three Principles for Fast, Distributed OLAP</text:p>
      <text:p text:style-name="P6"><text:span text:style-name="Strong_20_Emphasis">1. Partial Aggregates + In-Memory + Indexes =&gt; Fast Queries</text:span></text:p>
      <text:p text:style-name="P6"><text:span text:style-name="Strong_20_Emphasis">2. Distributed Data + Parallelizable Queries =&gt; Horizontal Scalability.</text:span></text:p>
      <text:p text:style-name="P6"><text:span text:style-name="Strong_20_Emphasis"><text:span text:style-name="T21">3.</text:span></text:span><text:span text:style-name="Strong_20_Emphasis"> Real-Time Analytics: Immutable Past, Append-Only Future</text:span></text:p>
      <text:p text:style-name="P6"><text:span text:style-name="Strong_20_Emphasis"><text:span text:style-name="T10"/></text:span></text:p>
      <text:p text:style-name="P2"><text:span text:style-name="Strong_20_Emphasis"><text:span text:style-name="T13"/></text:span></text:p>
      <text:p text:style-name="P3"><text:span text:style-name="Strong_20_Emphasis"><text:span text:style-name="T14">Overview of Druid: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>Column-oriented data store, Realtime ,streaming ,ingestion, Automatic summarization ,Ad-hoc queries , Approximate algorithms,Can keep around a lot of history,Open source.</text:span></text:span></text:p>
      <text:p text:style-name="P2"><text:span text:style-name="Strong_20_Emphasis"><text:span text:style-name="T13"/></text:span></text:p>
      <text:p text:style-name="P2"><text:span text:style-name="Strong_20_Emphasis"><text:span text:style-name="T13"/></text:span></text:p>
      <text:p text:style-name="P3"><text:span text:style-name="Strong_20_Emphasis"><text:span text:style-name="T13">Datastore Requirements :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Arbitrary filtering, splitting, and aggregation, Respond quickly to queries (ideally &lt; 1 second response time), Handle huge amounts of data (up to Petabytes in total), Handle streaming data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Characteristic Use </text:span></text:span><text:span text:style-name="Strong_20_Emphasis"><text:span text:style-name="T14">of Druids: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>Druid is ideal for business intelligence/OLAP use cases that: Require interactivity ,Involve filtering, grouping, aggregating data ,Have result set <text:s/>input set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>Realtime Ingestion Performance</text:span></text:span></text:p>
      <text:p text:style-name="P3"><text:soft-page-break/><text:span text:style-name="Strong_20_Emphasis"><text:span text:style-name="T14">Over 500,000 events/ second, average Over 2M events / second, peak ~10 – 100k events / second / core and queries are about 500ms average query latency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>Data Partitioning </text:span></text:span><text:span text:style-name="Strong_20_Emphasis"><text:span text:style-name="T15">or </text:span></text:span><text:bookmark text:name="sharding-the-data"/><text:span text:style-name="Strong_20_Emphasis"><text:span text:style-name="T15">Sharding the Data</text:span></text:span></text:p>
      <text:p text:style-name="P10">Shards are called “segments” in Druid. First level partition done on time, Done so for query optimization, Segments are immutable. <text:span text:style-name="T3">Segments contain data stored in compressed column orientations, along with the indexes for those columns</text:span></text:p>
      <text:p text:style-name="P13">Immutable Segments :Fundamental storage unit in Druid,No contention between reads and writes, One thread scans one segment.</text:p>
      <text:p text:style-name="P14">Druid supports: </text:p>
      <text:list xml:id="list9190418664654094316" text:style-name="L1">
        <text:list-item>
          <text:p text:style-name="P22">Hyperloglog , </text:p>
        </text:list-item>
        <text:list-item>
          <text:p text:style-name="P22">Theta sketches , </text:p>
        </text:list-item>
        <text:list-item>
          <text:p text:style-name="P22">Approximate Histograms</text:p>
        </text:list-item>
      </text:list>
      <text:p text:style-name="P15"/>
      <text:p text:style-name="P16">Architecture</text:p>
      <text:h text:style-name="P20" text:outline-level="2"><text:bookmark text:name="the-druid-cluster"/>The Druid Cluster</text:h>
      <text:p text:style-name="P11"><text:span text:style-name="T4">Fully deployed, Druid runs as a cluster of specialized processes to support a</text:span><text:span text:style-name="T1"> </text:span><text:span text:style-name="T2">fault tolerant </text:span><text:span text:style-name="T4">architecture where data is stored redundantly, and there is no single point of failure.</text:span></text:p>
      <text:p text:style-name="P9"><text:span text:style-name="T10">Node Types : </text:span><text:span text:style-name="Strong_20_Emphasis"><text:span text:style-name="T10">Historical Nodes, Broker Nodes, Coordinator Nodes, Real-time Processing</text:span></text:span></text:p>
      <text:p text:style-name="P9"><text:span text:style-name="Strong_20_Emphasis"><text:span text:style-name="T10">Real-time Nodes Stores data in write-optimized structure: on-heap hash map Converts write optimized structure -&gt; read optimized structure Read-optimized data structure: Druid segments Can query data immediately</text:span></text:span></text:p>
      <text:p text:style-name="P9"><text:span text:style-name="Strong_20_Emphasis"><text:span text:style-name="T10"/></text:span></text:p>
      <text:p text:style-name="P12"><text:span text:style-name="Strong_20_Emphasis"><text:span text:style-name="T10">Query libraries: </text:span></text:span></text:p>
      <text:list xml:id="list8939436803437359706" text:style-name="L2">
        <text:list-item>
          <text:p text:style-name="P23"><text:span text:style-name="Strong_20_Emphasis"><text:span text:style-name="T10">JSON over HTTP </text:span></text:span></text:p>
        </text:list-item>
        <text:list-item>
          <text:p text:style-name="P23"><text:span text:style-name="Strong_20_Emphasis"><text:span text:style-name="T10">SQL</text:span></text:span></text:p>
        </text:list-item>
        <text:list-item>
          <text:p text:style-name="P23"><text:span text:style-name="Strong_20_Emphasis"><text:span text:style-name="T10"><text:s/>R </text:span></text:span></text:p>
        </text:list-item>
        <text:list-item>
          <text:p text:style-name="P23"><text:span text:style-name="Strong_20_Emphasis"><text:span text:style-name="T10">Javascript </text:span></text:span></text:p>
        </text:list-item>
        <text:list-item>
          <text:p text:style-name="P23"><text:soft-page-break/><text:span text:style-name="Strong_20_Emphasis"><text:span text:style-name="T10">Python</text:span></text:span></text:p>
        </text:list-item>
        <text:list-item>
          <text:p text:style-name="P23"><text:span text:style-name="Strong_20_Emphasis"><text:span text:style-name="T10">Ruby</text:span></text:span></text:p>
        </text:list-item>
      </text:list>
      <text:p text:style-name="P12"><text:span text:style-name="Strong_20_Emphasis"><text:span text:style-name="T11">User Interfaces: </text:span></text:span></text:p>
      <text:list xml:id="list8435897959954040573" text:style-name="L3">
        <text:list-item>
          <text:p text:style-name="P24"><text:span text:style-name="Strong_20_Emphasis"><text:span text:style-name="T11">Pivot</text:span></text:span></text:p>
        </text:list-item>
        <text:list-item>
          <text:p text:style-name="P24"><text:span text:style-name="Strong_20_Emphasis"><text:span text:style-name="T11">Grafana</text:span></text:span></text:p>
        </text:list-item>
        <text:list-item>
          <text:p text:style-name="P24"><text:span text:style-name="Strong_20_Emphasis"><text:span text:style-name="T11"><text:s/>Caravel (formerly Panoramix)</text:span></text:span></text:p>
        </text:list-item>
      </text:list>
      <text:p text:style-name="P18"><text:span text:style-name="Strong_20_Emphasis"><text:span text:style-name="T20">Architecture (Bat</text:span></text:span></text:p>
      <text:p text:style-name="P12"><text:span text:style-name="Strong_20_Emphasis"><text:span text:style-name="T9">Architecture (Batch Ingestion)</text:span></text:span></text:p>
      <text:p text:style-name="P12"><text:span text:style-name="Strong_20_Emphasis"><text:span text:style-name="T11"/></text:span></text:p>
      <text:p text:style-name="P12"><draw:custom-shape text:anchor-type="paragraph" draw:z-index="0" draw:name="object 3" draw:style-name="gr1" draw:text-style-name="P25" svg:width="17.252cm" svg:height="6.557cm" svg:x="0.258cm" svg:y="0.0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9">Architecture (Streaming Ingestion)</text:span></text:span></text:p>
      <text:p text:style-name="P12"><draw:custom-shape text:anchor-type="paragraph" draw:z-index="1" draw:name="object 3" draw:style-name="gr2" draw:text-style-name="P26" svg:width="16.599cm" svg:height="7.372cm" svg:x="0.002cm" svg:y="1.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oft-page-break/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9">Architecture (Lambda)</text:span></text:span></text:p>
      <text:p text:style-name="P12"><text:span text:style-name="Strong_20_Emphasis"><text:span text:style-name="T8"/></text:span></text:p>
      <text:p text:style-name="P12"><draw:custom-shape text:anchor-type="paragraph" draw:z-index="2" draw:name="object 3" draw:style-name="gr3" draw:text-style-name="P27" svg:width="17.534cm" svg:height="9.03cm" svg:x="0.002cm" svg:y="0.36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9">Druid is made for for analytic applications, Druid is good at fast OLAP queries, Druid is good at streaming ingestion</text:p>
      <text:h text:style-name="P21" text:outline-level="2"><text:bookmark text:name="summary"/><text:span text:style-name="Strong_20_Emphasis"><text:span text:style-name="T18">Summary##</text:span></text:span></text:h>
      <text:p text:style-name="P17">Druid’s power resides in providing users fast, arbitrarily deep exploration of large-scale transaction data. Queries over billions of rows, that previously took minutes or hours to run, can now be investigated directly with sub-second response times.</text:p>
      <text:p text:style-name="P17">We believe that the performance, scalability, and unification of real-time and historical data that Druid provides could be of broader <text:soft-page-break/>interest. As such, we plan to open source our code base in the coming year.</text:p>
      <text:p text:style-name="P1"><text:span text:style-name="Strong_20_Emphasis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el" svg:font-family="Arie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46" draw:display-name="msFillBitmap 46" xlink:href="Pictures/10000201000004B20000018D96A4BD737543BDFB.png" xlink:type="simple" xlink:show="embed" xlink:actuate="onLoad"/>
    <draw:fill-image draw:name="msFillBitmap_20_48" draw:display-name="msFillBitmap 48" xlink:href="Pictures/10000201000004F4000001D139E3498FD20CCD51.png" xlink:type="simple" xlink:show="embed" xlink:actuate="onLoad"/>
    <draw:fill-image draw:name="msFillBitmap_20_49" draw:display-name="msFillBitmap 49" xlink:href="Pictures/10000201000004F6000001F7D21BF03F3FBB9D5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3:25:27.323027385</meta:creation-date>
    <dc:date>2017-09-05T00:59:12.896630239</dc:date>
    <meta:editing-duration>PT18M1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46" meta:word-count="529" meta:character-count="3513" meta:non-whitespace-character-count="3030"/>
  </office:meta>
</office:document-meta>
</file>